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fill="solid" draw:fill-color="#c0c0c0" draw:textarea-vertical-align="middle"/>
    </style:style>
    <style:style style:name="gr4" style:family="graphic" style:parent-style-name="standard">
      <style:graphic-properties draw:fill="solid" draw:fill-color="#000000" draw:textarea-vertical-align="middle"/>
    </style:style>
    <style:style style:name="gr5" style:family="graphic" style:parent-style-name="standard">
      <style:graphic-properties draw:fill="solid" draw:fill-color="#00ff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family="Arial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189cm" svg:height="5.189cm" svg:x="5.191cm" svg:y="4.899cm">
            <text:p/>
          </draw:rect>
          <draw:measure draw:style-name="gr2" draw:text-style-name="P3" draw:layer="measurelines" svg:x1="5.191cm" svg:y1="4.25cm" svg:x2="10.38cm" svg:y2="4.25cm">
            <text:p text:style-name="P2"><text:span text:style-name="T1">100 m</text:span></text:p>
          </draw:measure>
          <draw:measure draw:style-name="gr2" draw:text-style-name="P5" draw:layer="measurelines" svg:x1="11.101cm" svg:y1="4.899cm" svg:x2="11.101cm" svg:y2="10.088cm">
            <text:p text:style-name="P4"><text:span text:style-name="T2">100 m</text:span></text:p>
          </draw:measure>
          <draw:rect draw:style-name="gr3" draw:text-style-name="P1" draw:layer="layout" svg:width="0.577cm" svg:height="0.577cm" svg:x="6.56cm" svg:y="5.259cm">
            <text:p/>
          </draw:rect>
          <draw:rect draw:style-name="gr3" draw:text-style-name="P1" draw:layer="layout" svg:width="0.576cm" svg:height="0.577cm" svg:x="6.56cm" svg:y="6.052cm">
            <text:p/>
          </draw:rect>
          <draw:rect draw:style-name="gr3" draw:text-style-name="P1" draw:layer="layout" svg:width="0.577cm" svg:height="0.577cm" svg:x="6.56cm" svg:y="6.917cm">
            <text:p/>
          </draw:rect>
          <draw:rect draw:style-name="gr3" draw:text-style-name="P1" draw:layer="layout" svg:width="0.576cm" svg:height="0.576cm" svg:x="6.56cm" svg:y="7.71cm">
            <text:p/>
          </draw:rect>
          <draw:rect draw:style-name="gr3" draw:text-style-name="P1" draw:layer="layout" svg:width="0.577cm" svg:height="0.576cm" svg:x="6.559cm" svg:y="8.575cm">
            <text:p/>
          </draw:rect>
          <draw:rect draw:style-name="gr3" draw:text-style-name="P1" draw:layer="layout" svg:width="0.576cm" svg:height="0.576cm" svg:x="7.859cm" svg:y="5.259cm">
            <text:p/>
          </draw:rect>
          <draw:rect draw:style-name="gr3" draw:text-style-name="P1" draw:layer="layout" svg:width="0.577cm" svg:height="0.576cm" svg:x="7.858cm" svg:y="6.052cm">
            <text:p/>
          </draw:rect>
          <draw:rect draw:style-name="gr3" draw:text-style-name="P1" draw:layer="layout" svg:width="0.576cm" svg:height="0.577cm" svg:x="7.859cm" svg:y="6.916cm">
            <text:p/>
          </draw:rect>
          <draw:rect draw:style-name="gr3" draw:text-style-name="P1" draw:layer="layout" svg:width="0.577cm" svg:height="0.577cm" svg:x="7.858cm" svg:y="7.709cm">
            <text:p/>
          </draw:rect>
          <draw:rect draw:style-name="gr3" draw:text-style-name="P1" draw:layer="layout" svg:width="0.577cm" svg:height="0.576cm" svg:x="7.857cm" svg:y="8.574cm">
            <text:p/>
          </draw:rect>
          <draw:rect draw:style-name="gr3" draw:text-style-name="P1" draw:layer="layout" svg:width="0.152cm" svg:height="5.189cm" svg:x="7.425cm" svg:y="4.899cm">
            <text:p/>
          </draw:rect>
        </draw:g>
        <draw:rect draw:style-name="gr4" draw:text-style-name="P1" draw:layer="layout" svg:width="0.127cm" svg:height="3.048cm" draw:transform="rotate (0.964119878801486) translate (4.901cm 8.914cm)">
          <text:p/>
        </draw:rect>
        <draw:circle draw:style-name="gr5" draw:text-style-name="P1" draw:layer="layout" svg:width="0.254cm" svg:height="0.254cm" svg:x="7.858cm" svg:y="9.50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4:15:51.10</meta:creation-date>
    <dc:date>2012-12-05T09:03:27.34</dc:date>
    <meta:editing-duration>PT1H17M27S</meta:editing-duration>
    <meta:editing-cycles>4</meta:editing-cycles>
    <meta:generator>OpenOffice.org/3.4.1$Win32 OpenOffice.org_project/341m1$Build-9593</meta:generator>
    <meta:document-statistic meta:object-count="17"/>
  </office:meta>
</office:document-meta>
</file>